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6.537708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0.02645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freies Schul-Mensaessen</text:p>
          </table:table-cell>
          <table:table-cell table:number-columns-repeated="7" table:style-name="ce1"/>
          <table:table-cell office:value-type="float" office:value="0" table:formula="of:=[.B1]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57803712366232329" table:formula="of:=RAND()" table:style-name="ce1">
            <text:p>0,5780371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chulden der Stadt abbauen.</text:p>
          </table:table-cell>
          <table:table-cell table:number-columns-repeated="7" table:style-name="ce1"/>
          <table:table-cell office:value-type="float" office:value="0" table:formula="of:=[.B2]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6315506877437238" table:formula="of:=RAND()" table:style-name="ce1">
            <text:p>0,63155068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n Osnabrück muss eine dritte Gesamtschule gegründet werden.</text:p>
          </table:table-cell>
          <table:table-cell table:number-columns-repeated="7" table:style-name="ce1"/>
          <table:table-cell office:value-type="float" office:value="0" table:formula="of:=[.B3]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87805906152601243" table:formula="of:=RAND()" table:style-name="ce1">
            <text:p>0,8780590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m Neumarkt soll ein Einkaufszentrum entstehen.</text:p>
          </table:table-cell>
          <table:table-cell table:number-columns-repeated="7" table:style-name="ce1"/>
          <table:table-cell office:value-type="float" office:value="0" table:formula="of:=[.B4]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86810229186529608" table:formula="of:=RAND()" table:style-name="ce1">
            <text:p>0,86810229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scounter und Großprojekte auf der "grünen Wiese" lehnen wir ab.</text:p>
          </table:table-cell>
          <table:table-cell table:number-columns-repeated="7" table:style-name="ce1"/>
          <table:table-cell office:value-type="float" office:value="0" table:formula="of:=[.B5]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89649495307571936" table:formula="of:=RAND()" table:style-name="ce1">
            <text:p>0,89649495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KiTas und die KiTa-Verpflegung soll in Osnabrück kostenlos sein.</text:p>
          </table:table-cell>
          <table:table-cell table:number-columns-repeated="7" table:style-name="ce1"/>
          <table:table-cell office:value-type="float" office:value="0" table:formula="of:=[.B6]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0.16448967620570143" table:formula="of:=RAND()" table:style-name="ce1">
            <text:p>0,16448967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ückenschluss der A33 Nord muss umgesetzt werden.</text:p>
          </table:table-cell>
          <table:table-cell table:number-columns-repeated="7" table:style-name="ce1"/>
          <table:table-cell office:value-type="float" office:value="0" table:formula="of:=[.B7]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7.2595572194420477E-2" table:formula="of:=RAND()" table:style-name="ce1">
            <text:p>0,07259557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 einheitliches Schulsysytem lehnen wir zugunsten freier Wahlmöglichkeiten in Osnabrück ab.</text:p>
          </table:table-cell>
          <table:table-cell table:number-columns-repeated="7" table:style-name="ce1"/>
          <table:table-cell office:value-type="float" office:value="0" table:formula="of:=[.B8]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75569635707319149" table:formula="of:=RAND()" table:style-name="ce1">
            <text:p>0,75569635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n letzten Haushaltsentwurf der Stadt haben wir abgelehnt.</text:p>
          </table:table-cell>
          <table:table-cell table:number-columns-repeated="7" table:style-name="ce1"/>
          <table:table-cell office:value-type="float" office:value="0" table:formula="of:=[.B9]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2.639373522690236E-2" table:formula="of:=RAND()" table:style-name="ce1">
            <text:p>0,02639373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Anzahl der Gutachten von Verwaltung und Externen zu Entscheidungen des Osnabrücker Rates soll verringert werden.</text:p>
          </table:table-cell>
          <table:table-cell table:number-columns-repeated="7" table:style-name="ce1"/>
          <table:table-cell office:value-type="float" office:value="0" table:formula="of:=[.B10]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69713254181133455" table:formula="of:=RAND()" table:style-name="ce1">
            <text:p>0,69713254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fordern, dass uns die Stadtwerke durch dezentrale Kleinkraftwerke in den Stadtteilen mit Energie versorgen.</text:p>
          </table:table-cell>
          <table:table-cell table:number-columns-repeated="7" table:style-name="ce1"/>
          <table:table-cell office:value-type="float" office:value="0" table:formula="of:=[.B11]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27300156414697985" table:formula="of:=RAND()" table:style-name="ce1">
            <text:p>0,27300156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tädtischer Wohnungsbau soll Vorrang vor Einfamilienhausbau haben.</text:p>
          </table:table-cell>
          <table:table-cell table:number-columns-repeated="7" table:style-name="ce1"/>
          <table:table-cell office:value-type="float" office:value="0" table:formula="of:=[.B12]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18195761116239295" table:formula="of:=RAND()" table:style-name="ce1">
            <text:p>0,18195761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rk and Ride soll in Osnabrück verbessert werden.</text:p>
          </table:table-cell>
          <table:table-cell table:number-columns-repeated="7" table:style-name="ce1"/>
          <table:table-cell office:value-type="float" office:value="0" table:formula="of:=[.B13]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9.1760914241146851E-2" table:formula="of:=RAND()" table:style-name="ce1">
            <text:p>0,09176091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Landkreis Osnabrück soll stärker an der Finanzierung öffentlicher Einrichtungen der Stadt Osnabrück beteiligt werden.</text:p>
          </table:table-cell>
          <table:table-cell table:number-columns-repeated="7" table:style-name="ce1"/>
          <table:table-cell office:value-type="float" office:value="0" table:formula="of:=[.B14]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4228791554551411" table:formula="of:=RAND()" table:style-name="ce1">
            <text:p>0,42287915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Ledenhof muss wieder ein belebter Platz werden.</text:p>
          </table:table-cell>
          <table:table-cell table:number-columns-repeated="7" table:style-name="ce1"/>
          <table:table-cell office:value-type="float" office:value="0" table:formula="of:=[.B15]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89387019137573143" table:formula="of:=RAND()" table:style-name="ce1">
            <text:p>0,8938701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as Radverkehrsnetz in Osnabrück soll verbessert werden.</text:p>
          </table:table-cell>
          <table:table-cell table:number-columns-repeated="7" table:style-name="ce1"/>
          <table:table-cell office:value-type="float" office:value="0" table:formula="of:=[.B16]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73522318210897508" table:formula="of:=RAND()" table:style-name="ce1">
            <text:p>0,7352231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e städtische Wohnungsbaugesellschaft soll in Osnabrück für bezahlbaren Wohnraum sorgen.</text:p>
          </table:table-cell>
          <table:table-cell table:number-columns-repeated="7" table:style-name="ce1"/>
          <table:table-cell office:value-type="float" office:value="0" table:formula="of:=[.B17]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94301655429189435" table:formula="of:=RAND()" table:style-name="ce1">
            <text:p>0,94301655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llen Entscheidungen geht eine Prüfung auf Umweltverträglichkeit voraus.</text:p>
          </table:table-cell>
          <table:table-cell table:number-columns-repeated="7" table:style-name="ce1"/>
          <table:table-cell office:value-type="float" office:value="0" table:formula="of:=[.B18]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45641564676414537" table:formula="of:=RAND()" table:style-name="ce1">
            <text:p>0,4564156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as Osnabrücker Theater soll ein Gastspielhaus werden.</text:p>
          </table:table-cell>
          <table:table-cell table:number-columns-repeated="7" table:style-name="ce1"/>
          <table:table-cell office:value-type="float" office:value="0" table:formula="of:=[.B19]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11239319720535801" table:formula="of:=RAND()" table:style-name="ce1">
            <text:p>0,11239319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unterstützen freies und kostenloses WLAN in Osnabrück.</text:p>
          </table:table-cell>
          <table:table-cell table:number-columns-repeated="7" table:style-name="ce1"/>
          <table:table-cell office:value-type="float" office:value="0" table:formula="of:=[.B20]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3.8048032975059431E-2" table:formula="of:=RAND()" table:style-name="ce1">
            <text:p>0,03804803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reie Schülermonatskarten im ÖPNV</text:p>
          </table:table-cell>
          <table:table-cell table:number-columns-repeated="7" table:style-name="ce1"/>
          <table:table-cell office:value-type="float" office:value="0" table:formula="of:=[.B21]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46532557881570691" table:formula="of:=RAND()" table:style-name="ce1">
            <text:p>0,46532557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bzufragende Informationen aus der Verwaltung müssen umgehend via “Knopfdruck” zur Verfügung stehen.</text:p>
          </table:table-cell>
          <table:table-cell table:number-columns-repeated="7" table:style-name="ce1"/>
          <table:table-cell office:value-type="float" office:value="0" table:formula="of:=[.B22]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23768154835106026" table:formula="of:=RAND()" table:style-name="ce1">
            <text:p>0,23768154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rkplätze in einigen Teilen der Innenstadt sollen schrittweise abgebaut werden.<text:s/></text:p>
          </table:table-cell>
          <table:table-cell table:number-columns-repeated="7" table:style-name="ce1"/>
          <table:table-cell office:value-type="float" office:value="0" table:formula="of:=[.B23]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5.8016541477521111E-2" table:formula="of:=RAND()" table:style-name="ce1">
            <text:p>0,0580165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e Busabgabe für Osnabrücker, die nicht Bus fahren, lehnen wir ab.</text:p>
          </table:table-cell>
          <table:table-cell table:number-columns-repeated="7" table:style-name="ce1"/>
          <table:table-cell office:value-type="float" office:value="0" table:formula="of:=[.B24]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2508794410976235" table:formula="of:=RAND()" table:style-name="ce1">
            <text:p>0,2508794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fordern, unser dreigliedriges Schulsystem zu stärken statt abzuschaffen.</text:p>
          </table:table-cell>
          <table:table-cell table:number-columns-repeated="7" table:style-name="ce1"/>
          <table:table-cell office:value-type="float" office:value="0" table:formula="of:=[.B25]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67696581930617128" table:formula="of:=RAND()" table:style-name="ce1">
            <text:p>0,67696581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fordern weitere Flächen für den sozialen und privaten Wohnungsbau im Stadtbereich auszuweisen, statt eine neue kostspielige Wohnungsbaugesellschaft zu gründen.</text:p>
          </table:table-cell>
          <table:table-cell table:number-columns-repeated="7" table:style-name="ce1"/>
          <table:table-cell office:value-type="float" office:value="0" table:formula="of:=[.B26]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53890261077369461" table:formula="of:=RAND()" table:style-name="ce1">
            <text:p>0,53890261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eine neuen Schulden.</text:p>
          </table:table-cell>
          <table:table-cell table:number-columns-repeated="7" table:style-name="ce1"/>
          <table:table-cell office:value-type="float" office:value="0" table:formula="of:=[.B27]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81786443307215184" table:formula="of:=RAND()" table:style-name="ce1">
            <text:p>0,81786443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wollen mehr Flächen begrünen, z.B. durch Urban Gardening.</text:p>
          </table:table-cell>
          <table:table-cell table:number-columns-repeated="7" table:style-name="ce1"/>
          <table:table-cell office:value-type="float" office:value="0" table:formula="of:=[.B28]" table:style-name="ce1">
            <text:p>0</text:p>
          </table:table-cell>
          <table:table-cell office:value-type="string" table:style-name="ce1">
            <text:p>Grüne</text:p>
          </table:table-cell>
          <table:table-cell table:number-columns-repeated="15" table:style-name="ce1"/>
          <table:table-cell office:value-type="float" office:value="0.20112031297694177" table:formula="of:=RAND()" table:style-name="ce1">
            <text:p>0,2011203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Stadt soll wesentlich stärker mit dem Landkreis kooperieren.</text:p>
          </table:table-cell>
          <table:table-cell table:number-columns-repeated="7" table:style-name="ce1"/>
          <table:table-cell office:value-type="float" office:value="0" table:formula="of:=[.B29]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8.5272620178097114E-2" table:formula="of:=RAND()" table:style-name="ce1">
            <text:p>0,085272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ie Gewerbesteuer soll gleich bleiben oder steigen.</text:p>
          </table:table-cell>
          <table:table-cell table:number-columns-repeated="7" table:style-name="ce1"/>
          <table:table-cell office:value-type="float" office:value="0" table:formula="of:=[.B30]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0.28521585487613554" table:formula="of:=RAND()" table:style-name="ce1">
            <text:p>0,28521585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eder soll in Osnabrücker Kantinen indivduell entscheiden, wie viel Fleisch er/sie dort verzehrt.</text:p>
          </table:table-cell>
          <table:table-cell table:number-columns-repeated="7" table:style-name="ce1"/>
          <table:table-cell office:value-type="float" office:value="0" table:formula="of:=[.B31]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42941391494661341" table:formula="of:=RAND()" table:style-name="ce1">
            <text:p>0,42941391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essere Versorgung der Frauenhäuser.</text:p>
          </table:table-cell>
          <table:table-cell table:number-columns-repeated="7" table:style-name="ce1"/>
          <table:table-cell office:value-type="float" office:value="0" table:formula="of:=[.B32]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72057502413215435" table:formula="of:=RAND()" table:style-name="ce1">
            <text:p>0,7205750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sprechen uns gegen das Spekulieren mit Steuergeldern aus.</text:p>
          </table:table-cell>
          <table:table-cell table:number-columns-repeated="7" table:style-name="ce1"/>
          <table:table-cell office:value-type="float" office:value="0" table:formula="of:=[.B33]" table:style-name="ce1">
            <text:p>0</text:p>
          </table:table-cell>
          <table:table-cell office:value-type="string" table:style-name="ce1">
            <text:p>FDP</text:p>
          </table:table-cell>
          <table:table-cell table:number-columns-repeated="15" table:style-name="ce1"/>
          <table:table-cell office:value-type="float" office:value="0.74926055467372255" table:formula="of:=RAND()" table:style-name="ce1">
            <text:p>0,74926055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ndestens ein Verwaltungsvorstandsposten der Stadt soll abgeschafft werden.</text:p>
          </table:table-cell>
          <table:table-cell table:number-columns-repeated="7" table:style-name="ce1"/>
          <table:table-cell office:value-type="float" office:value="0" table:formula="of:=[.B34]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0.95485629045483944" table:formula="of:=RAND()" table:style-name="ce1">
            <text:p>0,954856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s sind weiterhin Solar- und Windkraftanlagen zu bauen.</text:p>
          </table:table-cell>
          <table:table-cell table:number-columns-repeated="7" table:style-name="ce1"/>
          <table:table-cell office:value-type="float" office:value="0" table:formula="of:=[.B35]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81837993296580525" table:formula="of:=RAND()" table:style-name="ce1">
            <text:p>0,81837993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ewerbliche Gebäude sollen in Osnabrück leicht in Wohnraum umgewandelt werden können.</text:p>
          </table:table-cell>
          <table:table-cell table:number-columns-repeated="7" table:style-name="ce1"/>
          <table:table-cell office:value-type="float" office:value="0" table:formula="of:=[.B36]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8.7995977931522917E-2" table:formula="of:=RAND()" table:style-name="ce1">
            <text:p>0,08799597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usfahrpreise in Osnabrück drastisch senken</text:p>
          </table:table-cell>
          <table:table-cell table:number-columns-repeated="7" table:style-name="ce1"/>
          <table:table-cell office:value-type="float" office:value="0" table:formula="of:=[.B37]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1595657820935229" table:formula="of:=RAND()" table:style-name="ce1">
            <text:p>0,1595657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Neumarkt soll autofrei sein.</text:p>
          </table:table-cell>
          <table:table-cell table:number-columns-repeated="7" table:style-name="ce1"/>
          <table:table-cell office:value-type="float" office:value="0" table:formula="of:=[.B38]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85915612257920582" table:formula="of:=RAND()" table:style-name="ce1">
            <text:p>0,85915612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eerstehende Wohnungen sollen in Osnabrück von Vereinen zwischengenutzt werden können.</text:p>
          </table:table-cell>
          <table:table-cell table:number-columns-repeated="7" table:style-name="ce1"/>
          <table:table-cell office:value-type="float" office:value="0" table:formula="of:=[.B39]" table:style-name="ce1">
            <text:p>0</text:p>
          </table:table-cell>
          <table:table-cell office:value-type="string" table:style-name="ce1">
            <text:p>Piraten</text:p>
          </table:table-cell>
          <table:table-cell table:number-columns-repeated="15" table:style-name="ce1"/>
          <table:table-cell office:value-type="float" office:value="0.73343481268535959" table:formula="of:=RAND()" table:style-name="ce1">
            <text:p>0,7334348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ÖPNV soll ausgebaut werden.</text:p>
          </table:table-cell>
          <table:table-cell table:number-columns-repeated="7" table:style-name="ce1"/>
          <table:table-cell office:value-type="float" office:value="0" table:formula="of:=[.B40]" table:style-name="ce1">
            <text:p>0</text:p>
          </table:table-cell>
          <table:table-cell office:value-type="string" table:style-name="ce1">
            <text:p>SPD</text:p>
          </table:table-cell>
          <table:table-cell table:number-columns-repeated="15" table:style-name="ce1"/>
          <table:table-cell office:value-type="float" office:value="0.52802476738081239" table:formula="of:=RAND()" table:style-name="ce1">
            <text:p>0,52802476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ntlastungstrasse West muss gebaut werden.</text:p>
          </table:table-cell>
          <table:table-cell table:number-columns-repeated="7" table:style-name="ce1"/>
          <table:table-cell office:value-type="float" office:value="0" table:formula="of:=[.B41]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53712944923931305" table:formula="of:=RAND()" table:style-name="ce1">
            <text:p>0,5371294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r Neumarkt soll für den Autoverkehr offen sein.</text:p>
          </table:table-cell>
          <table:table-cell table:number-columns-repeated="7" table:style-name="ce1"/>
          <table:table-cell office:value-type="float" office:value="0" table:formula="of:=[.B42]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1.157966369547736E-2" table:formula="of:=RAND()" table:style-name="ce1">
            <text:p>0,01157966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u von mehr Sozialwohnungen.</text:p>
          </table:table-cell>
          <table:table-cell table:number-columns-repeated="7" table:style-name="ce1"/>
          <table:table-cell office:value-type="float" office:value="0" table:formula="of:=[.B43]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9.7251304445283848E-3" table:formula="of:=RAND()" table:style-name="ce1">
            <text:p>0,009725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ir werden den Neumarkt für den PKW-Verkehr dauerhaft freigeben.</text:p>
          </table:table-cell>
          <table:table-cell table:number-columns-repeated="7" table:style-name="ce1"/>
          <table:table-cell office:value-type="float" office:value="0" table:formula="of:=[.B44]" table:style-name="ce1">
            <text:p>0</text:p>
          </table:table-cell>
          <table:table-cell office:value-type="string" table:style-name="ce1">
            <text:p>DMD</text:p>
          </table:table-cell>
          <table:table-cell table:number-columns-repeated="15" table:style-name="ce1"/>
          <table:table-cell office:value-type="float" office:value="0.8407033978558569" table:formula="of:=RAND()" table:style-name="ce1">
            <text:p>0,84070339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achtruhe ab 22:00 Uhr für Straßenfeste.</text:p>
          </table:table-cell>
          <table:table-cell table:number-columns-repeated="7" table:style-name="ce1"/>
          <table:table-cell office:value-type="float" office:value="0" table:formula="of:=[.B45]" table:style-name="ce1">
            <text:p>0</text:p>
          </table:table-cell>
          <table:table-cell office:value-type="string" table:style-name="ce1">
            <text:p>BIG</text:p>
          </table:table-cell>
          <table:table-cell table:number-columns-repeated="15" table:style-name="ce1"/>
          <table:table-cell office:value-type="float" office:value="0.4967551172830893" table:formula="of:=RAND()" table:style-name="ce1">
            <text:p>0,49675511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eder soll individuell entscheiden, ob er/sie mit dem Auto über den Neumarkt fährt.</text:p>
          </table:table-cell>
          <table:table-cell table:number-columns-repeated="7" table:style-name="ce1"/>
          <table:table-cell office:value-type="float" office:value="0" table:formula="of:=[.B46]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44857178251315755" table:formula="of:=RAND()" table:style-name="ce1">
            <text:p>0,44857178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ublic-private-Partnerships sollen in Osnabrück ausgebaut werden, um Krippenplätze, Schülerbetreuung, Sportvereine und Freizeitangebote zu fördern.</text:p>
          </table:table-cell>
          <table:table-cell table:number-columns-repeated="7" table:style-name="ce1"/>
          <table:table-cell office:value-type="float" office:value="0" table:formula="of:=[.B47]" table:style-name="ce1">
            <text:p>0</text:p>
          </table:table-cell>
          <table:table-cell office:value-type="string" table:style-name="ce1">
            <text:p>BOB</text:p>
          </table:table-cell>
          <table:table-cell table:number-columns-repeated="15" table:style-name="ce1"/>
          <table:table-cell office:value-type="float" office:value="9.3228403712722896E-2" table:formula="of:=RAND()" table:style-name="ce1">
            <text:p>0,0932284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ine Baumsatzung, die das Baumfällen und viele Änderungen an privaten Bäumen genehmigungspflichtig macht, lehnen wir ab.</text:p>
          </table:table-cell>
          <table:table-cell table:number-columns-repeated="7" table:style-name="ce1"/>
          <table:table-cell office:value-type="float" office:value="0" table:formula="of:=[.B48]" table:style-name="ce1">
            <text:p>0</text:p>
          </table:table-cell>
          <table:table-cell office:value-type="string" table:style-name="ce1">
            <text:p>CDU</text:p>
          </table:table-cell>
          <table:table-cell table:number-columns-repeated="15" table:style-name="ce1"/>
          <table:table-cell office:value-type="float" office:value="0.81140074521497496" table:formula="of:=RAND()" table:style-name="ce1">
            <text:p>0,81140074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ostenloser Besuch von Einrichtungen der frühkindlichen Bildung (Kitas)</text:p>
          </table:table-cell>
          <table:table-cell table:number-columns-repeated="7" table:style-name="ce1"/>
          <table:table-cell office:value-type="float" office:value="0" table:formula="of:=[.B49]" table:style-name="ce1">
            <text:p>0</text:p>
          </table:table-cell>
          <table:table-cell office:value-type="string" table:style-name="ce1">
            <text:p>Linke</text:p>
          </table:table-cell>
          <table:table-cell table:number-columns-repeated="15" table:style-name="ce1"/>
          <table:table-cell office:value-type="float" office:value="0.35514948389923617" table:formula="of:=RAND()" table:style-name="ce1">
            <text:p>0,35514948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enig besuchte Museen in Osnabrück sollen geschlossen werden.</text:p>
          </table:table-cell>
          <table:table-cell table:number-columns-repeated="7" table:style-name="ce1"/>
          <table:table-cell office:value-type="float" office:value="0" table:formula="of:=[.B50]" table:style-name="ce1">
            <text:p>0</text:p>
          </table:table-cell>
          <table:table-cell office:value-type="string" table:style-name="ce1">
            <text:p>UWG</text:p>
          </table:table-cell>
          <table:table-cell table:number-columns-repeated="15" table:style-name="ce1"/>
          <table:table-cell office:value-type="float" office:value="2.109641284800845E-3" table:formula="of:=RAND()" table:style-name="ce1">
            <text:p>0,002109641</text:p>
          </table:table-cell>
          <table:table-cell table:number-columns-repeated="16358"/>
        </table:table-row>
        <table:table-row table:number-rows-repeated="1048526" table:style-name="ro1">
          <table:table-cell table:number-columns-repeated="16384"/>
        </table:table-row>
      </table:table>
      <table:table table:name="Tabelle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A1:Tabelle1.Z50" table:contains-header="false">
          <table:sort>
            <table:sort-by table:field-number="2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as Faatz</meta:initial-creator>
    <dc:creator>Andreas Faatz</dc:creator>
    <meta:creation-date>2016-09-01T11:29:08Z</meta:creation-date>
    <dc:date>2016-09-01T19:59:21Z</dc:date>
    <meta:editing-duration>PT0S</meta:editing-duration>
  </office:meta>
</office:document-meta>
</file>